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963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963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5.2598"/>
          <table:table-cell office:value-type="float" office:value="4.925"/>
          <table:table-cell office:value-type="float" office:value="0.24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267.0"/>
          <table:table-cell office:value-type="float" office:value="204461.0"/>
          <table:table-cell office:value-type="float" office:value="596464.0"/>
          <table:table-cell office:value-type="float" office:value="4301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87463.0"/>
          <table:table-cell office:value-type="float" office:value="1119567.0"/>
          <table:table-cell office:value-type="float" office:value="789896.0"/>
          <table:table-cell office:value-type="float" office:value="740378.0"/>
          <table:table-cell office:value-type="float" office:value="1137508.0"/>
          <table:table-cell office:value-type="float" office:value="4089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5.18579"/>
          <table:table-cell office:value-type="float" office:value="4.858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277.0"/>
          <table:table-cell office:value-type="float" office:value="204515.0"/>
          <table:table-cell office:value-type="float" office:value="596666.0"/>
          <table:table-cell office:value-type="float" office:value="4319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7465.0"/>
          <table:table-cell office:value-type="float" office:value="1119541.0"/>
          <table:table-cell office:value-type="float" office:value="789870.0"/>
          <table:table-cell office:value-type="float" office:value="740374.0"/>
          <table:table-cell office:value-type="float" office:value="1137508.0"/>
          <table:table-cell office:value-type="float" office:value="40892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5.20988"/>
          <table:table-cell office:value-type="float" office:value="4.874"/>
          <table:table-cell office:value-type="float" office:value="0.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277.0"/>
          <table:table-cell office:value-type="float" office:value="204561.0"/>
          <table:table-cell office:value-type="float" office:value="596838.0"/>
          <table:table-cell office:value-type="float" office:value="4299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7467.0"/>
          <table:table-cell office:value-type="float" office:value="1119519.0"/>
          <table:table-cell office:value-type="float" office:value="789848.0"/>
          <table:table-cell office:value-type="float" office:value="740370.0"/>
          <table:table-cell office:value-type="float" office:value="1137508.0"/>
          <table:table-cell office:value-type="float" office:value="4089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afw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